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3.128cm" svg:x="8.747cm" svg:y="1.278cm">
          <text:p text:style-name="P1">human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2" draw:id="id2" draw:layer="layout" svg:width="3.302cm" svg:height="3.128cm" svg:x="4.302cm" svg:y="6.175cm">
          <text:p text:style-name="P1">huma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3" draw:id="id3" draw:layer="layout" svg:width="3.302cm" svg:height="3.128cm" svg:x="13.192cm" svg:y="6.175cm">
          <text:p text:style-name="P1">hum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302cm" svg:height="3.128cm" svg:x="4.302cm" svg:y="10.077cm">
          <text:p text:style-name="P1">nam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5" draw:id="id5" draw:layer="layout" svg:width="3.302cm" svg:height="3.128cm" svg:x="13.192cm" svg:y="10.077cm">
          <text:p text:style-name="P1">nam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6" draw:id="id6" draw:layer="layout" svg:width="6.35cm" svg:height="1.778cm" svg:x="2.778cm" svg:y="14.329cm">
          <text:p text:style-name="P1">Fred Flintston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35cm" svg:height="1.778cm" svg:x="11.668cm" svg:y="14.329cm">
          <text:p text:style-name="P1">Barney Rubb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draw:line-skew="-0.479cm" svg:x1="10.398cm" svg:y1="4.406cm" svg:x2="5.953cm" svg:y2="6.175cm" draw:start-shape="id1" draw:start-glue-point="6" draw:end-shape="id2" draw:end-glue-point="4" svg:d="m10398 4406v23l-4445 1245v501">
          <text:p/>
        </draw:connector>
        <draw:connector draw:style-name="gr2" draw:text-style-name="P1" draw:layer="layout" draw:type="lines" draw:line-skew="-0.479cm" svg:x1="10.398cm" svg:y1="4.406cm" svg:x2="14.843cm" svg:y2="6.175cm" draw:start-shape="id1" draw:start-glue-point="6" draw:end-shape="id3" draw:end-glue-point="4" svg:d="m10398 4406v23l4445 1245v501">
          <text:p/>
        </draw:connector>
        <draw:connector draw:style-name="gr2" draw:text-style-name="P1" draw:layer="layout" draw:type="lines" svg:x1="5.953cm" svg:y1="9.303cm" svg:x2="5.953cm" svg:y2="10.077cm" draw:start-shape="id2" draw:start-glue-point="6" draw:end-shape="id4" draw:end-glue-point="4" svg:d="m5953 9303v502-229 501">
          <text:p/>
        </draw:connector>
        <draw:connector draw:style-name="gr2" draw:text-style-name="P1" draw:layer="layout" draw:type="lines" svg:x1="14.843cm" svg:y1="9.303cm" svg:x2="14.843cm" svg:y2="10.077cm" draw:start-shape="id3" draw:start-glue-point="6" draw:end-shape="id5" draw:end-glue-point="4" svg:d="m14843 9303v502-229 501">
          <text:p/>
        </draw:connector>
        <draw:connector draw:style-name="gr2" draw:text-style-name="P1" draw:layer="layout" draw:type="lines" svg:x1="5.953cm" svg:y1="13.205cm" svg:x2="5.953cm" svg:y2="14.329cm" draw:start-shape="id4" draw:start-glue-point="6" draw:end-shape="id6" draw:end-glue-point="0" svg:d="m5953 13205v502 121 501">
          <text:p/>
        </draw:connector>
        <draw:connector draw:style-name="gr2" draw:text-style-name="P1" draw:layer="layout" draw:type="lines" svg:x1="14.843cm" svg:y1="13.205cm" svg:x2="14.843cm" svg:y2="14.329cm" draw:start-shape="id5" draw:start-glue-point="6" draw:end-shape="id7" draw:end-glue-point="0" svg:d="m14843 13205v502 121 501">
          <text:p/>
        </draw:connector>
        <draw:custom-shape draw:style-name="gr3" draw:text-style-name="P2" xml:id="id8" draw:id="id8" draw:layer="layout" svg:width="2.87cm" svg:height="0.812cm" svg:x="8.635cm" svg:y="7.301cm">
          <text:p text:style-name="P2"><text:span text:style-name="T1">peri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668cm" svg:height="0.802cm" svg:x="8.736cm" svg:y="9.331cm">
          <text:p text:style-name="P2"><text:span text:style-name="T1">stone-a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7.604cm" svg:y1="7.739cm" svg:x2="8.635cm" svg:y2="7.707cm" draw:start-shape="id2" draw:start-glue-point="7" draw:end-shape="id8" draw:end-glue-point="6" svg:d="m7604 7739h502l28-32h501">
          <text:p/>
        </draw:connector>
        <draw:connector draw:style-name="gr2" draw:text-style-name="P1" draw:layer="layout" draw:type="lines" svg:x1="10.07cm" svg:y1="8.113cm" svg:x2="10.07cm" svg:y2="9.331cm" draw:start-shape="id8" draw:start-glue-point="8" draw:end-shape="id9" draw:end-glue-point="0" svg:d="m10070 8113v502 215 501">
          <text:p/>
        </draw:connector>
        <draw:custom-shape draw:style-name="gr3" draw:text-style-name="P2" xml:id="id10" draw:id="id10" draw:layer="layout" svg:width="2.87cm" svg:height="0.812cm" svg:x="17.534cm" svg:y="7.3cm">
          <text:p text:style-name="P2"><text:span text:style-name="T1">peri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668cm" svg:height="0.802cm" svg:x="17.635cm" svg:y="9.33cm">
          <text:p text:style-name="P2"><text:span text:style-name="T1">stone-a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8.969cm" svg:y1="8.112cm" svg:x2="18.969cm" svg:y2="9.33cm" draw:start-shape="id10" draw:start-glue-point="8" draw:end-shape="id11" draw:end-glue-point="0" svg:d="m18969 8112v502 215 501">
          <text:p/>
        </draw:connector>
        <draw:connector draw:style-name="gr2" draw:text-style-name="P1" draw:layer="layout" draw:type="lines" svg:x1="16.494cm" svg:y1="7.739cm" svg:x2="17.534cm" svg:y2="7.706cm" draw:start-shape="id3" draw:start-glue-point="7" draw:end-shape="id10" draw:end-glue-point="6" svg:d="m16494 7739h502l37-33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5T09:37:58</meta:creation-date>
    <dc:date>2012-11-05T10:26:04</dc:date>
    <dc:creator>mholmes </dc:creator>
    <meta:editing-duration>PT32M56S</meta:editing-duration>
    <meta:editing-cycles>2</meta:editing-cycles>
    <meta:generator>LibreOffice/3.5$Linux_X86_64 LibreOffice_project/350m1$Build-2</meta:generator>
    <meta:document-statistic meta:object-count="21"/>
  </office:meta>
</office:document-meta>
</file>